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-complex="F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F"/>
    </style:style>
    <style:style style:name="T2" style:family="text">
      <style:text-properties style:text-position="sub 58%" style:font-name-complex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rmal energy – The total kinetic energy and potential energy (caused by electric forces) of the atoms or mole cules of a substance</text:p>
      <text:p text:style-name="Standard">Depends on the mass, temperature, nature, and state of a substance.</text:p>
      <text:p text:style-name="Standard"/>
      <text:p text:style-name="Standard">Temperature – A measure of the average kinetic energy of the atoms or molecules of a substance</text:p>
      <text:p text:style-name="Standard">Increases if the motion of the particles increase.</text:p>
      <text:p text:style-name="Standard"/>
      <text:p text:style-name="Standard">3 methods of heat transfer</text:p>
      <text:p text:style-name="Standard">Conduction – Heat is tranfered through a material trough the collision of atoms</text:p>
      <text:p text:style-name="Standard"/>
      <text:p text:style-name="Standard">Convection – The process of transferring heat by a circulating path of fluid particles</text:p>
      <text:p text:style-name="Standard">The particules move carrying energy with them.</text:p>
      <text:p text:style-name="Standard">Radiation – The process in which energy is transferred by means of electromagnetic waves</text:p>
      <text:list xml:id="list4753205519011010114" text:style-name="WWNum1">
        <text:list-item>
          <text:p text:style-name="P1">Heat from sun</text:p>
        </text:list-item>
        <text:list-item>
          <text:p text:style-name="P1">Visible light</text:p>
        </text:list-item>
      </text:list>
      <text:p text:style-name="Standard">Calculating heat transfer</text:p>
      <text:list xml:id="list11311500208828" text:continue-numbering="true" text:style-name="WWNum1">
        <text:list-item>
          <text:p text:style-name="P1">Different substances require different amounts of energy to increase tempurature</text:p>
        </text:list-item>
      </text:list>
      <text:p text:style-name="P2">This is because different substances have different capacities to hold heat.</text:p>
      <text:p text:style-name="P2">Eg. Water holds heat better than steel so steel has a higher SHC.</text:p>
      <text:p text:style-name="P2">Symbol for SHC is c – A measure of the amount of energy needed to raise temp of 1.0 kg of a substance by 1.0 C units -&gt; J/(kg C)</text:p>
      <text:p text:style-name="P2"/>
      <text:p text:style-name="P2">The quantity of heat gained or lost by a body is given by:</text:p>
      <text:p text:style-name="P2">Q = mc<draw:frame draw:style-name="fr1" text:anchor-type="as-char" svg:width="0.2701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WHERE: m = mass of body, c – specific heat, <draw:frame draw:style-name="fr1" text:anchor-type="as-char" svg:width="0.2701in" svg:height="0.1839in" draw:z-index="1"><draw:object xlink:href="./Object 4" xlink:type="simple" xlink:show="embed" xlink:actuate="onLoad"/><draw:image xlink:href="./ObjectReplacements/Object 4" xlink:type="simple" xlink:show="embed" xlink:actuate="onLoad"/></draw:frame><text:span text:style-name="T1"> is TEMPERATURE. NOT TIME.</text:span></text:p>
      <text:p text:style-name="P3"><text:soft-page-break/></text:p>
      <text:p text:style-name="P2"><text:span text:style-name="T1">How much heat is lost when a 3.7kg piece of iron cools from 250 C to 100 C.</text:span></text:p>
      <text:p text:style-name="P2"><text:span text:style-name="T1">C = 4.5 x 10^2 J/kg C</text:span></text:p>
      <text:p text:style-name="P2"><text:span text:style-name="T1">M = 3.7 kg</text:span></text:p>
      <text:p text:style-name="P2"><text:span text:style-name="T1">0</text:span><text:span text:style-name="T1"><draw:frame draw:style-name="fr1" text:anchor-type="as-char" svg:width="1.902in" svg:height="0.1839in" draw:z-index="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2"><text:span text:style-name="T1">Principal of heat exchange:</text:span></text:p>
      <text:p text:style-name="P2"><text:span text:style-name="T1">When heat is transferred from one body to another, the amount of heat lost by the hot body equals the amount of heat gained by the cold body.</text:span></text:p>
      <text:p text:style-name="P2"><text:span text:style-name="T1">Q</text:span><text:span text:style-name="T2">lost</text:span><text:span text:style-name="T1"> + Q</text:span><text:span text:style-name="T2">gain</text:span><text:span text:style-name="T1"> = 0</text:span></text:p>
      <text:p text:style-name="P2"><text:span text:style-name="T1">M</text:span><text:span text:style-name="T2">1</text:span><text:span text:style-name="T1">c</text:span><text:span text:style-name="T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dc:creator>Jack</dc:creator>
    <meta:editing-cycles>5</meta:editing-cycles>
    <meta:creation-date>2012-11-12T21:19:00</meta:creation-date>
    <dc:date>2012-11-13T03:45:00</dc:date>
    <meta:editing-duration>PT6M26S</meta:editing-duration>
    <meta:generator>LibreOffice/4.1.2.3$Linux_X86_64 LibreOffice_project/410m0$Build-3</meta:generator>
    <meta:document-statistic meta:table-count="0" meta:image-count="0" meta:object-count="3" meta:page-count="2" meta:paragraph-count="27" meta:word-count="278" meta:character-count="1501" meta:non-whitespace-character-count="12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>
  <semantics>
    <mrow>
      <mi>∆</mi>
      <mi>t</mi>
    </mrow>
    <annotation encoding="StarMath 5.0">∆t</annotation>
  </semantics>
</math>
</file>

<file path=Object 4/content.xml><?xml version="1.0" encoding="utf-8"?>
<math xmlns="http://www.w3.org/1998/Math/MathML">
  <semantics>
    <mrow>
      <mi>∆</mi>
      <mi>t</mi>
    </mrow>
    <annotation encoding="StarMath 5.0">∆t</annotation>
  </semantics>
</math>
</file>

<file path=Object 6/content.xml><?xml version="1.0" encoding="utf-8"?>
<math xmlns="http://www.w3.org/1998/Math/MathML">
  <semantics>
    <mrow>
      <mi>∆</mi>
      <mrow>
        <mrow>
          <mi>t</mi>
          <mo stretchy="false">=</mo>
          <mrow>
            <mn>100C</mn>
            <mo stretchy="false">−</mo>
            <mn>250C</mn>
          </mrow>
        </mrow>
        <mo stretchy="false">=</mo>
        <mrow>
          <mo stretchy="false">−</mo>
          <mn>150C</mn>
        </mrow>
      </mrow>
    </mrow>
    <annotation encoding="StarMath 5.0">∆t = 100C-250C= -150C</annotation>
  </semantics>
</math>
</file>